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mm"/>
    </style:style>
    <style:style style:name="co2" style:family="table-column">
      <style:table-column-properties fo:break-before="auto" style:column-width="31.5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39.03mm"/>
    </style:style>
    <style:style style:name="co7" style:family="table-column">
      <style:table-column-properties fo:break-before="auto" style:column-width="30.67mm"/>
    </style:style>
    <style:style style:name="co8" style:family="table-column">
      <style:table-column-properties fo:break-before="auto" style:column-width="17.13mm"/>
    </style:style>
    <style:style style:name="co9" style:family="table-column">
      <style:table-column-properties fo:break-before="auto" style:column-width="34.0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83.54mm"/>
    </style:style>
    <style:style style:name="co12" style:family="table-column">
      <style:table-column-properties fo:break-before="auto" style:column-width="28.47mm"/>
    </style:style>
    <style:style style:name="co13" style:family="table-column">
      <style:table-column-properties fo:break-before="auto" style:column-width="31.24mm"/>
    </style:style>
    <style:style style:name="co14" style:family="table-column">
      <style:table-column-properties fo:break-before="auto" style:column-width="59.21mm"/>
    </style:style>
    <style:style style:name="co15" style:family="table-column">
      <style:table-column-properties fo:break-before="auto" style:column-width="24.04mm"/>
    </style:style>
    <style:style style:name="co16" style:family="table-column">
      <style:table-column-properties fo:break-before="auto" style:column-width="35.38mm"/>
    </style:style>
    <style:style style:name="co17" style:family="table-column">
      <style:table-column-properties fo:break-before="auto" style:column-width="58.1mm"/>
    </style:style>
    <style:style style:name="co18" style:family="table-column">
      <style:table-column-properties fo:break-before="auto" style:column-width="16.86mm"/>
    </style:style>
    <style:style style:name="co19" style:family="table-column">
      <style:table-column-properties fo:break-before="auto" style:column-width="32.9mm"/>
    </style:style>
    <style:style style:name="co20" style:family="table-column">
      <style:table-column-properties fo:break-before="auto" style:column-width="29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table table:name="SIP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row table:style-name="ro1">
          <table:table-cell table:style-name="ce1" office:value-type="string" calcext:value-type="string" table:number-columns-spanned="4" table:number-rows-spanned="1">
            <text:p>CATEGORIZACIÓN DEL SOLICITANTE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CATEGORIZACIÓN INTERNA</text:p>
          </table:table-cell>
          <table:covered-table-cell table:number-columns-repeated="3" table:style-name="Default"/>
          <table:table-cell table:style-name="ce1"/>
        </table:table-row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UBSERVICIO</text:p>
          </table:table-cell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UBSERVICIO</text:p>
          </table:table-cell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Grupo Directo Propuesto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Otros Servicios</text:p>
          </table:table-cell>
          <table:table-cell office:value-type="string" calcext:value-type="string">
            <text:p>Portal Institucional J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N4 CAU TIC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Otros Servicios</text:p>
          </table:table-cell>
          <table:table-cell office:value-type="string" calcext:value-type="string">
            <text:p>Portal Institucional J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N4 CAU TIC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Tecnología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Tecnología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Tecnología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Tecnología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Tecnología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Tecnología</text:p>
          </table:table-cell>
          <table:table-cell office:value-type="string" calcext:value-type="string">
            <text:p>No aplica</text:p>
          </table:table-cell>
          <table:table-cell/>
        </table:table-row>
      </table:table>
      <table:table table:name="CGPAW" table:style-name="ta1">
        <table:table-column table:style-name="co1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5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3"/>
        <table:table-row table:style-name="ro1">
          <table:table-cell table:style-name="ce1" office:value-type="string" calcext:value-type="string" table:number-columns-spanned="4" table:number-rows-spanned="1">
            <text:p>CATEGORIZACIÓN DEL SOLICITANTE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CATEGORIZACIÓN INTERNA</text:p>
          </table:table-cell>
          <table:covered-table-cell table:number-columns-repeated="3" table:style-name="Default"/>
          <table:table-cell table:style-name="ce1"/>
        </table:table-row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UBSERVICIO</text:p>
          </table:table-cell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UBSERVICIO</text:p>
          </table:table-cell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Grupo Directo Propuesto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Extranet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Extranet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Extranet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Intranet de la Consejería de Hacienda y Administración Públic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Intranet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Intranet de la Consejería de Hacienda y Administración Públic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Intranet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Intranet de la Consejería de Hacienda y Administración Públic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Intranet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ficina Virtual de la Consejería de Hacienda y Administración Públic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Oficina Virtual</text:p>
          </table:table-cell>
          <table:table-cell office:value-type="string" calcext:value-type="string">
            <text:p>Contenidos</text:p>
          </table:table-cell>
          <table:table-cell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ficina Virtual de la Consejería de Hacienda y Administración Públic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Oficina Virtual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ficina Virtual de la Consejería de Hacienda y Administración Pública</text:p>
          </table:table-cell>
          <table:table-cell office:value-type="string" calcext:value-type="string">
            <text:p>Errores Técnic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Oficina Virtual</text:p>
          </table:table-cell>
          <table:table-cell office:value-type="string" calcext:value-type="string">
            <text:p>Errores Técnicos</text:p>
          </table:table-cell>
          <table:table-cell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Otros Portales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Otros Portales</text:p>
          </table:table-cell>
          <table:table-cell office:value-type="string" calcext:value-type="string">
            <text:p>Contenidos</text:p>
          </table:table-cell>
          <table:table-cell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</text:p>
          </table:table-cell>
          <table:table-cell office:value-type="string" calcext:value-type="string">
            <text:p>Errores Técnic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Otros Portales</text:p>
          </table:table-cell>
          <table:table-cell office:value-type="string" calcext:value-type="string">
            <text:p>Errores Técnicos</text:p>
          </table:table-cell>
          <table:table-cell/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(Nueva Categoría)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(Nueva Categoría)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(Nueva Categoría)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(Nueva Categoría)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(Nueva Categoría)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(Nueva Categoría)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Agencia Tributaria de Andaluci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Agencia Tributaria de Andaluci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Agencia Tributaria de Andaluci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Agencia Tributaria de Andalucia</text:p>
          </table:table-cell>
          <table:table-cell office:value-type="string" calcext:value-type="string">
            <text:p>Contenidos</text:p>
          </table:table-cell>
          <table:table-cell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Agencia Tributaria de Andalucia</text:p>
          </table:table-cell>
          <table:table-cell office:value-type="string" calcext:value-type="string">
            <text:p>Errores Técnic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Agencia Tributaria de Andalucia</text:p>
          </table:table-cell>
          <table:table-cell office:value-type="string" calcext:value-type="string">
            <text:p>Errores Técnicos</text:p>
          </table:table-cell>
          <table:table-cell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Atención a la Ciudadanía / CLAR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CLARA</text:p>
          </table:table-cell>
          <table:table-cell office:value-type="string" calcext:value-type="string">
            <text:p>Contenidos</text:p>
          </table:table-cell>
          <table:table-cell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Atención a la Ciudadanía / CLAR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CLAR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Atención a la Ciudadanía / CLARA</text:p>
          </table:table-cell>
          <table:table-cell office:value-type="string" calcext:value-type="string">
            <text:p>Errores Técnic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CLARA</text:p>
          </table:table-cell>
          <table:table-cell office:value-type="string" calcext:value-type="string">
            <text:p>Errores Técnicos</text:p>
          </table:table-cell>
          <table:table-cell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CHAP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CHAP</text:p>
          </table:table-cell>
          <table:table-cell office:value-type="string" calcext:value-type="string">
            <text:p>Contenidos</text:p>
          </table:table-cell>
          <table:table-cell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Errores Técnic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CHAP</text:p>
          </table:table-cell>
          <table:table-cell office:value-type="string" calcext:value-type="string">
            <text:p>Errores Técnicos</text:p>
          </table:table-cell>
          <table:table-cell/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 la Consejería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 la Consejerí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 la Consejerí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CGPAW</text:p>
          </table:table-cell>
        </table:table-row>
      </table:table>
      <table:table table:name="SASIRhUS" table:style-name="ta1">
        <table:table-column table:style-name="co1" table:default-cell-style-name="ce2"/>
        <table:table-column table:style-name="co2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9" table:default-cell-style-name="ce3"/>
        <table:table-row table:style-name="ro1">
          <table:table-cell table:style-name="ce1" office:value-type="string" calcext:value-type="string" table:number-columns-spanned="4" table:number-rows-spanned="1">
            <text:p>CATEGORIZACIÓN DEL SOLICITANTE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CATEGORIZACIÓN INTERNA</text:p>
          </table:table-cell>
          <table:covered-table-cell table:number-columns-repeated="3" table:style-name="Default"/>
          <table:table-cell table:style-name="ce1"/>
        </table:table-row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UBSERVICIO</text:p>
          </table:table-cell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UBSERVICIO</text:p>
          </table:table-cell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Grupo Directo Propuesto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Consulta de Trámite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Consulta de Trámite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Consulta de Trámite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Consulta de Trámite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Consulta de Trámite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Consulta de Trámite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atos "Hoja acreditación de datos"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atos "Hoja acreditación de datos"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atos "Hoja acreditación de datos"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atos "Hoja acreditación de datos"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atos "Hoja acreditación de datos"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atos "Hoja acreditación de datos"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estacado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estacad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estacad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estacad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estacad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estacad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Error en la página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Error en la página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Error en la página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Error en la página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Error en la página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Error en la página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Información de Contenid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Información de Contenid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Información de Contenido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Información de Contenid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Información de Contenid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Información de Contenid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ómina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ómina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ómina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ómina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ómina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ómina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oticia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oticia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oticia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oticia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oticia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oticia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Publicación de permuta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Publicación de permuta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Publicación de permuta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Publicación de permuta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Publicación de permuta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Publicación de permuta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ervicios al Empleado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ervicios al Empleado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ervicios al Empleado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ervicios al Empleado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ervicios al Empleado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ervicios al Empleado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olicitudes y Formulario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olicitudes y Formulari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olicitudes y Formulari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olicitudes y Formulari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olicitudes y Formulari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olicitudes y Formulari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de Actos Administrativos.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de Actos Administrativos.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de Actos Administrativos.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de Actos Administrativos.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de Actos Administrativos.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de Actos Administrativos.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Concurso de Mérito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Concurso de Mérit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Concurso de Mérit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Concurso de Mérit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Concurso de Mérit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Concurso de Mérit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Acción Social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Acción Social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Acción Social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Acción Social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Acción Social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Acción Social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Procesos Selectivo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Procesos Selectiv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Procesos Selectiv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Procesos Selectiv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Procesos Selectiv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Procesos Selectivos</text:p>
          </table:table-cell>
          <table:table-cell office:value-type="string" calcext:value-type="string">
            <text:p>N3 Web del Empleado _V_</text:p>
          </table:table-cell>
        </table:table-row>
      </table:table>
      <table:table table:name="TODO" table:style-name="ta1">
        <table:table-column table:style-name="co5" table:default-cell-style-name="ce2"/>
        <table:table-column table:style-name="co20" table:default-cell-style-name="ce2"/>
        <table:table-column table:style-name="co11" table:default-cell-style-name="ce2"/>
        <table:table-column table:style-name="co17" table:default-cell-style-name="ce2"/>
        <table:table-column table:style-name="co10" table:default-cell-style-name="ce2"/>
        <table:table-column table:style-name="co6" table:default-cell-style-name="ce2"/>
        <table:table-column table:style-name="co14" table:default-cell-style-name="ce2"/>
        <table:table-column table:style-name="co10" table:default-cell-style-name="ce2"/>
        <table:table-column table:style-name="co10" table:default-cell-style-name="ce3"/>
        <table:table-row table:style-name="ro1">
          <table:table-cell table:style-name="ce1" office:value-type="string" calcext:value-type="string" table:number-columns-spanned="4" table:number-rows-spanned="1">
            <text:p>CATEGORIZACIÓN DEL SOLICITANTE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CATEGORIZACIÓN INTERNA</text:p>
          </table:table-cell>
          <table:covered-table-cell table:number-columns-repeated="3" table:style-name="Default"/>
          <table:table-cell table:style-name="ce1"/>
        </table:table-row>
        <table:table-row table:style-name="ro2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UBSERVICIO</text:p>
          </table:table-cell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UBSERVICIO</text:p>
          </table:table-cell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Grupo Directo Propuesto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Extranet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Extranet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Extranet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Intranet de la Consejería de Hacienda y Administración Públic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Intranet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Intranet de la Consejería de Hacienda y Administración Públic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Intranet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Intranet de la Consejería de Hacienda y Administración Públic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Intranet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ficina Virtual de la Consejería de Hacienda y Administración Públic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Oficina Virtual</text:p>
          </table:table-cell>
          <table:table-cell office:value-type="string" calcext:value-type="string">
            <text:p>Contenidos</text:p>
          </table:table-cell>
          <table:table-cell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ficina Virtual de la Consejería de Hacienda y Administración Públic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Oficina Virtual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ficina Virtual de la Consejería de Hacienda y Administración Pública</text:p>
          </table:table-cell>
          <table:table-cell office:value-type="string" calcext:value-type="string">
            <text:p>Errores Técnic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Oficina Virtual</text:p>
          </table:table-cell>
          <table:table-cell office:value-type="string" calcext:value-type="string">
            <text:p>Errores Técnicos</text:p>
          </table:table-cell>
          <table:table-cell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Otros Portales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Otros Portales</text:p>
          </table:table-cell>
          <table:table-cell office:value-type="string" calcext:value-type="string">
            <text:p>Contenidos</text:p>
          </table:table-cell>
          <table:table-cell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</text:p>
          </table:table-cell>
          <table:table-cell office:value-type="string" calcext:value-type="string">
            <text:p>Errores Técnic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Otros Portales</text:p>
          </table:table-cell>
          <table:table-cell office:value-type="string" calcext:value-type="string">
            <text:p>Errores Técnicos</text:p>
          </table:table-cell>
          <table:table-cell/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(Nueva Categoría)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(Nueva Categoría)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(Nueva Categoría)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(Nueva Categoría)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(Nueva Categoría)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Otros portales y páginas web (Nueva Categoría)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Agencia Tributaria de Andaluci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Agencia Tributaria de Andaluci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Agencia Tributaria de Andaluci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Agencia Tributaria de Andalucia</text:p>
          </table:table-cell>
          <table:table-cell office:value-type="string" calcext:value-type="string">
            <text:p>Contenidos</text:p>
          </table:table-cell>
          <table:table-cell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Agencia Tributaria de Andalucia</text:p>
          </table:table-cell>
          <table:table-cell office:value-type="string" calcext:value-type="string">
            <text:p>Errores Técnic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Agencia Tributaria de Andalucia</text:p>
          </table:table-cell>
          <table:table-cell office:value-type="string" calcext:value-type="string">
            <text:p>Errores Técnicos</text:p>
          </table:table-cell>
          <table:table-cell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Atención a la Ciudadanía / CLAR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CLARA</text:p>
          </table:table-cell>
          <table:table-cell office:value-type="string" calcext:value-type="string">
            <text:p>Contenidos</text:p>
          </table:table-cell>
          <table:table-cell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Atención a la Ciudadanía / CLAR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CLAR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Atención a la Ciudadanía / CLARA</text:p>
          </table:table-cell>
          <table:table-cell office:value-type="string" calcext:value-type="string">
            <text:p>Errores Técnic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CLARA</text:p>
          </table:table-cell>
          <table:table-cell office:value-type="string" calcext:value-type="string">
            <text:p>Errores Técnicos</text:p>
          </table:table-cell>
          <table:table-cell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CHAP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CHAP</text:p>
          </table:table-cell>
          <table:table-cell office:value-type="string" calcext:value-type="string">
            <text:p>Contenidos</text:p>
          </table:table-cell>
          <table:table-cell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Errores Técnic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Portal CHAP</text:p>
          </table:table-cell>
          <table:table-cell office:value-type="string" calcext:value-type="string">
            <text:p>Errores Técnicos</text:p>
          </table:table-cell>
          <table:table-cell/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 la Consejería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 la Consejerí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Consejería de Hacienda y Administración Pública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 la Consejerí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CGPAW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Otros Servicios</text:p>
          </table:table-cell>
          <table:table-cell office:value-type="string" calcext:value-type="string">
            <text:p>Portal Institucional J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N4 CAU TIC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Sin determinar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Otros Servicios</text:p>
          </table:table-cell>
          <table:table-cell office:value-type="string" calcext:value-type="string">
            <text:p>Portal Institucional JA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N4 CAU TIC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Tecnología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Tecnología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Tecnología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Tecnología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Tecnología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de la Junta de Andalucía</text:p>
          </table:table-cell>
          <table:table-cell office:value-type="string" calcext:value-type="string">
            <text:p>Tecnología</text:p>
          </table:table-cell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Acceso y Permis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Consulta de Trámite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Consulta de Trámite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Consulta de Trámite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Consulta de Trámite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Consulta de Trámite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Consulta de Trámite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atos "Hoja acreditación de datos"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atos "Hoja acreditación de datos"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atos "Hoja acreditación de datos"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atos "Hoja acreditación de datos"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atos "Hoja acreditación de datos"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atos "Hoja acreditación de datos"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estacado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estacad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estacad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estacad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estacad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Destacad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Error en la página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Error en la página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Error en la página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Error en la página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Error en la página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Error en la página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Información de Contenid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Información de Contenid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Información de Contenido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Información de Contenid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Información de Contenid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Información de Contenid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ómina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ómina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ómina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ómina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ómina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ómina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oticia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oticia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oticia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oticia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oticia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Noticia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Publicación de permuta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Publicación de permuta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Publicación de permuta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Publicación de permuta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Publicación de permuta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Publicación de permuta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ervicios al Empleado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ervicios al Empleado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ervicios al Empleado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ervicios al Empleado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ervicios al Empleado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ervicios al Empleado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olicitudes y Formulario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olicitudes y Formulari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olicitudes y Formulari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olicitudes y Formulari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olicitudes y Formulari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Solicitudes y Formulari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de Actos Administrativos.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de Actos Administrativos.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de Actos Administrativos.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de Actos Administrativos.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de Actos Administrativos.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de Actos Administrativos.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Concurso de Mérito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Concurso de Mérit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Concurso de Mérit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Concurso de Mérit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Concurso de Mérit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Concurso de Mérit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Acción Social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Acción Social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Acción Social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Acción Social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Acción Social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Acción Social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Procesos Selectivos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Procesos Selectiv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Procesos Selectivos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Procesos Selectivos</text:p>
          </table:table-cell>
          <table:table-cell office:value-type="string" calcext:value-type="string">
            <text:p>N3 Web del Empleado _V_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ortales y páginas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Procesos Selectivos</text:p>
          </table:table-cell>
          <table:table-cell office:value-type="string" calcext:value-type="string">
            <text:p>Petición</text:p>
          </table:table-cell>
          <table:table-cell office:value-type="string" calcext:value-type="string">
            <text:p>Portal Web</text:p>
          </table:table-cell>
          <table:table-cell office:value-type="string" calcext:value-type="string">
            <text:p>Web del Empleado Público</text:p>
          </table:table-cell>
          <table:table-cell office:value-type="string" calcext:value-type="string">
            <text:p>Tramitación Electrónica de Procesos Selectivos</text:p>
          </table:table-cell>
          <table:table-cell office:value-type="string" calcext:value-type="string">
            <text:p>N3 Web del Empleado _V_</text:p>
          </table:table-cell>
        </table:table-row>
      </table:table>
      <table:named-expressions/>
      <table:database-ranges>
        <table:database-range table:name="__Anonymous_Sheet_DB__0" table:target-range-address="SIP.A3:SIP.AMJ1048505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" table:target-range-address="CGPAW.A3:CGPAW.AMJ1048524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SASIRhUS.A3:SASIRhUS.AMJ1048542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fo:margin-top="6.19mm" fo:margin-bottom="7.32mm" fo:margin-left="14.29mm" fo:margin-right="9.9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 style:data-style-name="N2" text:time-value="09:35:35.41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0:17:55.101000000</meta:creation-date>
    <dc:date>2015-08-26T09:36:40.145000000</dc:date>
    <meta:editing-duration>PT8M59S</meta:editing-duration>
    <meta:editing-cycles>3</meta:editing-cycles>
    <meta:generator>LibreOffice/4.4.1.2$Windows_x86 LibreOffice_project/45e2de17089c24a1fa810c8f975a7171ba4cd432</meta:generator>
    <meta:document-statistic meta:table-count="4" meta:cell-count="1442" meta:object-count="0"/>
  </office:meta>
</office:document-meta>
</file>